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style:font-size-asian="12pt" style:font-size-complex="12pt"/>
    </style:style>
    <style:style style:name="T2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officeooo:rsid="047da547"/>
    </style:style>
    <style:style style:name="T3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officeooo:rsid="04473353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officeooo:rsid="0aace3cd"/>
    </style:style>
    <style:style style:name="T328" style:family="text">
      <style:text-properties fo:font-size="10pt" style:font-size-asian="10pt" style:font-size-complex="10pt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eef9ccc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style:font-size-asian="12pt" style:font-size-complex="12pt"/>
    </style:style>
    <style:style style:name="T35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40">C</text:span><text:span text:style-name="T239">hecklist voor </text:span><text:span text:style-name="T241">de installatie</text:span><text:span text:style-name="T239"> van </text:span><text:span text:style-name="T239"><text:user-field-get text:name="Distro">Debian</text:user-field-get></text:span><text:span text:style-name="T242"><text:s/></text:span><text:span text:style-name="T242"><text:user-field-get text:name="Version">11</text:user-field-get></text:span><text:span text:style-name="Strong_20_Emphasis"><text:span text:style-name="T271"><text:s/></text:span></text:span><text:span text:style-name="Strong_20_Emphasis"><text:span text:style-name="T272">LTS</text:span></text:span><text:span text:style-name="T243"><text:note text:id="ftn1" text:note-class="footnote"><text:note-citation>1</text:note-citation><text:note-body><text:p text:style-name="P25"><text:span text:style-name="T280">LTS</text:span><text:span text:style-name="T288"> </text:span><text:span text:style-name="T289">staat voor</text:span><text:span text:style-name="T290"> </text:span><text:span text:style-name="T280">Long-Term Support, langetermijnondersteuning, </text:span><text:span text:style-name="T291">en </text:span><text:span text:style-name="T293">d</text:span><text:span text:style-name="T291">eze </text:span><text:span text:style-name="T295"><text:user-field-get text:name="Distro">Debian</text:user-field-get></text:span><text:span text:style-name="T296"><text:s/></text:span><text:span text:style-name="T296"><text:user-field-get text:name="Version">11</text:user-field-get></text:span><text:span text:style-name="Strong_20_Emphasis"><text:span text:style-name="T273"><text:s/></text:span></text:span><text:span text:style-name="T291">LTS </text:span><text:span text:style-name="T294">(codenaam bullseye) </text:span><text:span text:style-name="T289">van</text:span><text:span text:style-name="T292"> </text:span><text:span text:style-name="T285">augustus </text:span><text:span text:style-name="Strong_20_Emphasis"><text:span text:style-name="T180"><text:user-field-get style:data-style-name="N0" text:name="Releaseyear">2021</text:user-field-get></text:span></text:span><text:span text:style-name="T285"><text:s/></text:span><text:span text:style-name="T280">wordt </text:span><text:span text:style-name="T286">vijf</text:span><text:span text:style-name="T280"> jaar onder</text:span><text:span text:style-name="T292">houden</text:span><text:span text:style-name="T287"> </text:span><text:span text:style-name="T280">tot </text:span><text:span text:style-name="T285">augustus</text:span><text:span text:style-name="T281"> </text:span><text:span text:style-name="T280">202</text:span><text:span text:style-name="T282">6</text:span><text:span text:style-name="T283">.</text:span></text:p></text:note-body></text:note></text:span><text:span text:style-name="T244"> </text:span><text:span text:style-name="T244"><text:user-field-get text:name="Edition">desktop</text:user-field-get></text:span><text:span text:style-name="T245">.</text:span></text:p>
      <text:p text:style-name="P4"/>
      <text:p text:style-name="P79"><text:span text:style-name="T36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9">voor</text:span><text:span text:style-name="T300"> </text:span><text:span text:style-name="T301">deze en andere </text:span><text:span text:style-name="T302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5"/>
      <text:p text:style-name="P34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3">(zie toelichting)</text:span><text:span text:style-name="T19">:</text:span></text:p>
      <text:p text:style-name="P28"><text:span text:style-name="Definition"><text:span text:style-name="T305">g</text:span></text:span><text:span text:style-name="Definition"><text:span text:style-name="T304">ebruiker</text:span></text:span><text:span text:style-name="Definition"><text:span text:style-name="T308"><text:tab/><text:tab/></text:span></text:span><text:span text:style-name="Definition"><text:span text:style-name="T324"> <text:tab/><text:tab/></text:span></text:span><text:span text:style-name="T309"><draw:control text:anchor-type="as-char" svg:y="-0.429cm" draw:z-index="8" draw:name="Gebruiker" draw:style-name="gr2" draw:text-style-name="P93" svg:width="6.061cm" svg:height="0.6cm" draw:control="control9"><svg:title>Gebruiker</svg:title><svg:desc>Volledige naam, bijv. Jan Stek</svg:desc></draw:control></text:span><text:span text:style-name="T309"><text:tab/></text:span><text:span text:style-name="T310">(</text:span><text:span text:style-name="T306">volledige naam, bijv. </text:span><text:span text:style-name="T322">J</text:span><text:span text:style-name="T323">a</text:span><text:span text:style-name="T322">n </text:span><text:span text:style-name="T323">Jansen</text:span><text:span text:style-name="T307">)</text:span></text:p>
      <text:p text:style-name="Standard"><text:span text:style-name="Definition"><text:span text:style-name="T305">g</text:span></text:span><text:span text:style-name="Definition"><text:span text:style-name="T304">ebruikersnaam<text:tab/></text:span></text:span><text:span text:style-name="Definition"><text:span text:style-name="T304"><draw:control text:anchor-type="as-char" svg:y="-0.429cm" draw:z-index="9" draw:name="Gberuikersnaam" draw:style-name="gr2" draw:text-style-name="P93" svg:width="6.061cm" svg:height="0.6cm" draw:control="control10"><svg:title>Gebruikersnaam</svg:title><svg:desc>Korte naam, bijv. jan</svg:desc></draw:control></text:span></text:span><text:span text:style-name="Definition"><text:span text:style-name="T304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27"><text:span text:style-name="Definition"><text:span text:style-name="T312">c</text:span></text:span><text:span text:style-name="Definition"><text:span text:style-name="T311">omputernaam<text:tab/><text:tab/></text:span></text:span><text:span text:style-name="Definition"><text:span text:style-name="T309"><draw:control text:anchor-type="as-char" svg:y="-0.429cm" draw:z-index="10" draw:name="Computernaam" draw:style-name="gr2" draw:text-style-name="P93" svg:width="6.061cm" svg:height="0.6cm" draw:control="control11"><svg:title>Computernaam</svg:title><svg:desc>Unieke naam van de computer</svg:desc></draw:control></text:span></text:span><text:span text:style-name="Definition"><text:span text:style-name="T309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p</text:span></text:span><text:span text:style-name="Definition"><text:span text:style-name="T319">c02</text:span></text:span><text:span text:style-name="Definition"><text:span text:style-name="T315">)</text:span></text:span></text:p>
      <text:p text:style-name="P27"><text:span text:style-name="Definition"><text:span text:style-name="T305">o</text:span></text:span><text:span text:style-name="Definition"><text:span text:style-name="T304">pstartmenu</text:span></text:span><text:span text:style-name="Definition"><text:span text:style-name="T309"><text:tab/><text:tab/><text:tab/></text:span></text:span><text:span text:style-name="Definition"><text:span text:style-name="T309"><draw:control text:anchor-type="as-char" svg:y="-0.429cm" draw:z-index="11" draw:name="Opstartmenu" draw:style-name="gr2" draw:text-style-name="P93" svg:width="6.061cm" svg:height="0.6cm" draw:control="control12"><svg:title>Opstartmenu</svg:title><svg:desc>Toets voor het opstartmenu ("bootmenu")</svg:desc></draw:control></text:span></text:span><text:span text:style-name="Definition"><text:span text:style-name="T309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32"><text:span text:style-name="Definition"><text:span text:style-name="T313">i</text:span></text:span><text:span text:style-name="Definition"><text:span text:style-name="T314">nstellingen</text:span></text:span><text:span text:style-name="T315"><text:tab/> <text:tab/><text:tab/></text:span><text:span text:style-name="T315"><draw:control text:anchor-type="as-char" svg:y="-0.429cm" draw:z-index="7" draw:name="Instellingen" draw:style-name="gr2" draw:text-style-name="P93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UEFI-BIOS-scherm</text:span><text:span text:style-name="T315">)</text:span></text:p>
      <text:p text:style-name="P30"><text:span text:style-name="Definition"><text:span text:style-name="T337">g</text:span></text:span><text:span text:style-name="Definition"><text:span text:style-name="T336">ebruiker</text:span></text:span><text:span text:style-name="Definition"><text:span text:style-name="T338">2</text:span></text:span><text:span text:style-name="Definition"><text:span text:style-name="T339"><text:tab/></text:span></text:span><text:span text:style-name="Definition"><text:span text:style-name="T349"> <text:tab/><text:tab/></text:span></text:span><text:span text:style-name="T340"><draw:control text:anchor-type="as-char" svg:y="-0.429cm" draw:z-index="18" draw:name="Gebruiker 1" draw:style-name="gr2" draw:text-style-name="P93" svg:width="6.061cm" svg:height="0.6cm" draw:control="control19"><svg:title>Gebruiker</svg:title><svg:desc>Volledige naam, bijv. Jan Stek</svg:desc></draw:control></text:span><text:span text:style-name="T340"><text:tab/></text:span><text:span text:style-name="T341">(</text:span><text:span text:style-name="T342">volledige naam </text:span><text:span text:style-name="T343">evt. 2</text:span><text:span text:style-name="T350">e</text:span><text:span text:style-name="T343"> gebruiker</text:span><text:span text:style-name="T344">)</text:span></text:p>
      <text:p text:style-name="P75"><text:span text:style-name="Definition"><text:span text:style-name="T337">g</text:span></text:span><text:span text:style-name="Definition"><text:span text:style-name="T336">ebruikersnaam</text:span></text:span><text:span text:style-name="Definition"><text:span text:style-name="T338">2</text:span></text:span><text:span text:style-name="Definition"><text:span text:style-name="T345"><text:tab/></text:span></text:span><text:span text:style-name="Definition"><text:span text:style-name="T345"><draw:control text:anchor-type="as-char" svg:y="-0.429cm" draw:z-index="19" draw:name="Gberuikersnaam 1" draw:style-name="gr2" draw:text-style-name="P93" svg:width="6.061cm" svg:height="0.6cm" draw:control="control20"><svg:title>Gebruikersnaam</svg:title><svg:desc>Korte naam, bijv. jan</svg:desc></draw:control></text:span></text:span><text:span text:style-name="Definition"><text:span text:style-name="T345"><text:tab/></text:span></text:span><text:span text:style-name="T346">(korte naam</text:span><text:span text:style-name="T347"> </text:span><text:span text:style-name="T348">evt. 2</text:span><text:span text:style-name="T351">e</text:span><text:span text:style-name="T348"> gebruiker</text:span><text:span text:style-name="T346">)</text:span></text:p>
      <text:p text:style-name="P30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6"/>
      <text:p text:style-name="P29"><text:span text:style-name="Strong_20_Emphasis"><text:span text:style-name="T258"/></text:span></text:p>
      <text:p text:style-name="P31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7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6"><text:span text:style-name="Strong_20_Emphasis"><text:span text:style-name="T257"/></text:span></text:p>
      <text:p text:style-name="P26"><text:span text:style-name="Strong_20_Emphasis"><text:span text:style-name="T257"/></text:span></text:p>
      <text:list xml:id="list4199326257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3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T207">gebruiker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2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4"><text:span text:style-name="T246">De </text:span><text:span text:style-name="T247">Super</text:span><text:span text:style-name="T246">-toets </text:span><text:span text:style-name="T248">zit linksonder op het toetsenbord en </text:span><text:span text:style-name="T246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1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38"/>
      <text:list xml:id="list164622598354568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6">Start de computer op vanaf </text:span><text:span text:style-name="T277">een </text:span><text:span text:style-name="T268"><text:user-field-get text:name="Distro">Debian</text:user-field-get></text:span><text:span text:style-name="T269"><text:s/></text:span><text:span text:style-name="T269"><text:user-field-get text:name="Version">11</text:user-field-get></text:span><text:span text:style-name="Strong_20_Emphasis"><text:span text:style-name="T266"><text:s/></text:span></text:span><text:span text:style-name="T278">(</text:span><text:span text:style-name="T279">Live</text:span><text:span text:style-name="T157"><text:note text:id="ftn5" text:note-class="footnote"><text:note-citation>1</text:note-citation><text:note-body><text:p text:style-name="P25"><text:span text:style-name="T325">Vanaf ee</text:span>n Live <text:span text:style-name="T357">usb</text:span><text:span text:style-name="T327">-stick </text:span><text:span text:style-name="T332">(</text:span><text:span text:style-name="T327">of </text:span><text:span text:style-name="T332">dvd</text:span><text:span text:style-name="T284">)</text:span><text:span text:style-name="T328"> </text:span>kunt <text:span text:style-name="T325">u opstarten en</text:span> met <text:span text:style-name="T297"><text:user-field-get text:name="Distro">Debian</text:user-field-get></text:span><text:span text:style-name="T298"><text:s/></text:span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5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4"> </text:span></text:span><text:span text:style-name="Strong_20_Emphasis"><text:span text:style-name="T168">Live </text:span></text:span><text:span text:style-name="Strong_20_Emphasis"><text:span text:style-name="T226">cd</text:span></text:span><text:span text:style-name="Strong_20_Emphasis"><text:span text:style-name="T220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9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1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1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76"><text:span text:style-name="T20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8">s</text:span></text:span><text:span text:style-name="Strong_20_Emphasis"><text:span text:style-name="T229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31">Schijven</text:span></text:span><text:span text:style-name="Strong_20_Emphasis"><text:span text:style-name="T211">. Selecteer de </text:span></text:span><text:span text:style-name="Strong_20_Emphasis"><text:span text:style-name="T227">usb</text:span></text:span><text:span text:style-name="Strong_20_Emphasis"><text:span text:style-name="T211">-stick in de lijst van schijven aan de linkerkant en klik rechtsboven op </text:span></text:span><text:span text:style-name="Strong_20_Emphasis"><text:span text:style-name="T230">Schijfinstellingen</text:span></text:span><text:span text:style-name="Strong_20_Emphasis"><text:span text:style-name="T211"> </text:span></text:span><text:span text:style-name="Strong_20_Emphasis"><text:span text:style-name="T230">⋮</text:span></text:span><text:span text:style-name="Strong_20_Emphasis"><text:span text:style-name="T211"> (icoontje met de drie puntjes).</text:span></text:span></text:p><text:p text:style-name="P84"><text:span text:style-name="Strong_20_Emphasis"><text:span text:style-name="T211"><text:tab/>Kies </text:span></text:span><text:span text:style-name="Strong_20_Emphasis"><text:span text:style-name="T230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</text:span></text:span><text:span text:style-name="Strong_20_Emphasis"><text:span text:style-name="T226">cd</text:span></text:span><text:span text:style-name="Strong_20_Emphasis"><text:span text:style-name="T220">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76"><text:span text:style-name="Strong_20_Emphasis"><text:span text:style-name="T211"><text:tab/>Klik op </text:span></text:span><text:span text:style-name="Strong_20_Emphasis"><text:span text:style-name="T230">Terugzetten starten</text:span></text:span><text:span text:style-name="Strong_20_Emphasis"><text:span text:style-name="T211"> en vervolgens op </text:span></text:span><text:span text:style-name="Strong_20_Emphasis"><text:span text:style-name="T230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56"> </text:span><text:span text:style-name="T164">of dvd.</text:span></text:p>
            <text:p text:style-name="P49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6">Locatie</text:span> kies bij <text:span text:style-name="T326">Regio</text:span> voor <text:span text:style-name="T326">Europa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6">Toetsenbord</text:span> kies <text:span text:style-name="T326">English (US)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7">Partities</text:span><text:span text:style-name="T6"> </text:span><text:span text:style-name="T274">selecteer</text:span><text:span text:style-name="T6"> </text:span><text:span text:style-name="T7">de </text:span><text:span text:style-name="T6">gewenste </text:span><text:span text:style-name="T275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48"><text:span text:style-name="Strong_20_Emphasis"><text:span text:style-name="T113"/></text:span></text:p>
      <text:list xml:id="list164623637762659" text:continue-numbering="true" text:style-name="L1">
        <text:list-item>
          <text:p text:style-name="P91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78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24"><text:span text:style-name="T246">De </text:span><text:span text:style-name="T247">Super</text:span><text:span text:style-name="T246">-toets </text:span><text:span text:style-name="T248">zit linksonder op het toetsenbord en </text:span><text:span text:style-name="T246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71"/></text:span></text:p>
      <text:list xml:id="list164623398012619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3"><text:span text:style-name="User_20_Entry"><text:span text:style-name="T166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User_20_Entry"><text:span text:style-name="T196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24"><text:span text:style-name="T246">De </text:span><text:span text:style-name="T247">Super</text:span><text:span text:style-name="T246">-toets </text:span><text:span text:style-name="T248">zit linksonder op het toetsenbord en </text:span><text:span text:style-name="T246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2"><text:span text:style-name="Strong_20_Emphasis"><text:span text:style-name="T98"/></text:span></text:p>
      <text:p text:style-name="P19"/>
      <text:p text:style-name="P19"/>
      <text:p text:style-name="P86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65"> installatie van </text:span><text:span text:style-name="T265"><text:user-field-get text:name="Distro">Debian</text:user-field-get></text:span><text:span text:style-name="T269"><text:s/></text:span><text:span text:style-name="T269"><text:user-field-get text:name="Version">11</text:user-field-get></text:span><text:span text:style-name="Strong_20_Emphasis"><text:span text:style-name="T266"><text:s/></text:span></text:span><text:span text:style-name="Strong_20_Emphasis"><text:span text:style-name="T267">LTS </text:span></text:span><text:span text:style-name="Strong_20_Emphasis"><text:span text:style-name="T270"><text:user-field-get text:name="Edition">desktop</text:user-field-get></text:span></text:span><text:span text:style-name="Strong_20_Emphasis"><text:span text:style-name="T270"><text:s/></text:span></text:span><text:span text:style-name="T265">is voltooid.</text:span></text:p>
      <text:p text:style-name="P41"/>
      <text:p text:style-name="P33"><text:span text:style-name="Emphasis"><text:span text:style-name="T352">Geschreven </text:span></text:span><text:span text:style-name="Emphasis"><text:span text:style-name="T356">in </text:span></text:span><text:span text:style-name="Strong_20_Emphasis"><text:span text:style-name="T71"><text:user-field-get style:data-style-name="N0" text:name="Releaseyear">2021</text:user-field-get></text:span></text:span><text:span text:style-name="Emphasis"><text:span text:style-name="T355"><text:s/></text:span></text:span><text:span text:style-name="Emphasis"><text:span text:style-name="T352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3">Karel Zimmer</text:span></text:span></text:a><text:span text:style-name="Emphasis"><text:span text:style-name="T35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4">Creative Commons Publiek Domein Verklaring</text:span></text:span></text:a><text:span text:style-name="Emphasis"><text:span text:style-name="T35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05T16:46:21.837379024">05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05T16:46:21.542296634</dc:date>
    <meta:keyword>Installatie</meta:keyword>
    <meta:keyword>Checklist</meta:keyword>
    <meta:keyword>Linux</meta:keyword>
    <meta:editing-cycles>6714</meta:editing-cycles>
    <meta:editing-duration>P11DT19H48M9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40" meta:character-count="4957" meta:non-whitespace-character-count="4239"/>
    <meta:user-defined meta:name="Info 1"/>
    <meta:user-defined meta:name="Info 2"/>
    <meta:user-defined meta:name="Info 3"/>
    <meta:user-defined meta:name="Info 4"/>
  </office:meta>
</office:document-meta>
</file>